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8ed3" officeooo:paragraph-rsid="001a8ed3"/>
    </style:style>
    <style:style style:name="P2" style:family="paragraph" style:parent-style-name="Standard">
      <style:text-properties fo:font-size="88pt" style:text-underline-style="solid" style:text-underline-width="auto" style:text-underline-color="font-color" fo:font-weight="bold" officeooo:rsid="001a8ed3" officeooo:paragraph-rsid="001a8ed3" style:font-size-asian="88pt" style:font-weight-asian="bold" style:font-size-complex="88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a8ed3" officeooo:paragraph-rsid="001a8ed3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none" fo:font-weight="normal" officeooo:rsid="001a8ed3" officeooo:paragraph-rsid="001a8ed3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style:text-underline-style="none" fo:font-weight="bold" officeooo:rsid="001a8ed3" officeooo:paragraph-rsid="001a8ed3" style:font-size-asian="12.25pt" style:font-weight-asian="bold" style:font-size-complex="14pt" style:font-weight-complex="bold"/>
    </style:style>
    <style:style style:name="P6" style:family="paragraph" style:parent-style-name="Standard">
      <style:text-properties officeooo:paragraph-rsid="001a8ed3"/>
    </style:style>
    <style:style style:name="P7" style:family="paragraph" style:parent-style-name="Standard">
      <style:text-properties fo:font-size="14pt" style:text-underline-style="none" fo:font-weight="bold" officeooo:rsid="001a8ed3" officeooo:paragraph-rsid="001a8ed3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none" fo:font-weight="bold" officeooo:rsid="001de86f" officeooo:paragraph-rsid="001de86f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none" fo:font-weight="normal" officeooo:rsid="001a8ed3" officeooo:paragraph-rsid="001a8ed3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none" fo:font-weight="normal" officeooo:rsid="001c6aef" officeooo:paragraph-rsid="001c6aef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1de86f" officeooo:paragraph-rsid="001de86f" style:font-size-asian="12.25pt" style:font-weight-asian="normal" style:font-size-complex="14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officeooo:rsid="001c6aef"/>
    </style:style>
    <style:style style:name="T4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1a8ed3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T7" style:family="text">
      <style:text-properties fo:font-size="14pt" style:text-underline-style="none" fo:font-weight="bold" officeooo:rsid="001a8ed3" style:font-size-asian="12.25pt" style:font-weight-asian="bold" style:font-size-complex="14pt" style:font-weight-complex="bold"/>
    </style:style>
    <style:style style:name="T8" style:family="text">
      <style:text-properties fo:font-size="14pt" style:text-underline-style="none" fo:font-weight="bold" officeooo:rsid="001c6aef" style:font-size-asian="12.25pt" style:font-weight-asian="bold" style:font-size-complex="14pt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e45ca" style:font-weight-asian="bold" style:font-weight-complex="bold"/>
    </style:style>
    <style:style style:name="T12" style:family="text">
      <style:text-properties officeooo:rsid="001e45ca"/>
    </style:style>
    <style:style style:name="T13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INS+</text:p>
      <text:p text:style-name="P4"/>
      <text:p text:style-name="P3">Commands:</text:p>
      <text:p text:style-name="P3"/>
      <text:p text:style-name="P5">V1 CMD’s</text:p>
      <text:p text:style-name="P5"><text:tab/><text:tab/>- help</text:p>
      <text:p text:style-name="P5"><text:tab/><text:tab/>- check</text:p>
      <text:p text:style-name="P4"><text:tab/>How long they need to be on the Server</text:p>
      <text:p text:style-name="P3"><text:span text:style-name="T2"><text:tab/><text:tab/></text:span><text:span text:style-name="T1">- buy</text:span></text:p>
      <text:p text:style-name="P4"><text:tab/>Buy ad spot on j</text:p>
      <text:p text:style-name="P3"><text:span text:style-name="T2"><text:tab/><text:tab/></text:span><text:span text:style-name="T1">- j / join / </text:span><text:span text:style-name="T3">f / find</text:span></text:p>
      <text:p text:style-name="P4"><text:tab/>Will show servers which bought an ad spot</text:p>
      <text:p text:style-name="P3"><text:span text:style-name="T2"><text:tab/><text:tab/></text:span><text:span text:style-name="T1">- support</text:span></text:p>
      <text:p text:style-name="P4"><text:tab/>Will invite to support server / main server</text:p>
      <text:p text:style-name="P3"><text:span text:style-name="T2"><text:tab/><text:tab/></text:span><text:span text:style-name="T1">- pay</text:span></text:p>
      <text:p text:style-name="P4"><text:tab/>Will pay coins to another acc</text:p>
      <text:p text:style-name="P3"><text:span text:style-name="T2"><text:tab/><text:tab/></text:span><text:span text:style-name="T1">- coins / bal / balance / b</text:span></text:p>
      <text:p text:style-name="P4"><text:tab/>Show current balance</text:p>
      <text:p text:style-name="P4"><text:span text:style-name="T10"><text:tab/><text:tab/>- </text:span><text:span text:style-name="T11">settings &lt;ignorechannel(add/remove)/adsdescription)</text:span></text:p>
      <text:p text:style-name="P4"><text:tab/><text:span text:style-name="T12">Settings cmd for admin users only</text:span></text:p>
      <text:p text:style-name="P4"/>
      <text:p text:style-name="P5">V2 CMD’s</text:p>
      <text:p text:style-name="P3"><text:span text:style-name="T2"><text:tab/><text:tab/></text:span><text:span text:style-name="T1">- activity</text:span></text:p>
      <text:p text:style-name="P4"><text:tab/>shows current xp / level</text:p>
      <text:p text:style-name="P3"><text:span text:style-name="T2"><text:tab/><text:tab/></text:span><text:span text:style-name="T1">- bounty set &lt;lvl&gt; &lt;coins&gt;</text:span></text:p>
      <text:p text:style-name="P4"><text:tab/>If Users get the level they will get Coins</text:p>
      <text:p text:style-name="P3"><text:span text:style-name="T2"><text:tab/><text:tab/></text:span><text:span text:style-name="T1">- bounty help</text:span></text:p>
      <text:p text:style-name="P4"><text:tab/>Shows all CMDs from bounty</text:p>
      <text:p text:style-name="P3"><text:span text:style-name="T2"><text:tab/><text:tab/></text:span><text:span text:style-name="T1">- bounty show</text:span></text:p>
      <text:p text:style-name="P4"><text:tab/>Shows all bounty that is set by the Guild Admin/Owner</text:p>
      <text:p text:style-name="P6"><text:span text:style-name="T5"><text:tab/><text:tab/></text:span><text:span text:style-name="T7">- donate/patreon</text:span></text:p>
      <text:p text:style-name="P4"><text:tab/>People can buy a Patreon to get daily Coins</text:p>
      <text:p text:style-name="P1"><text:span text:style-name="T4"><text:tab/><text:tab/></text:span><text:span text:style-name="T6">- </text:span><text:span text:style-name="T8">multiplier</text:span></text:p>
      <text:p text:style-name="P10"><text:tab/>If acc older than 1 week they get a bit more coins if not they get less coins</text:p>
      <text:p text:style-name="P10"><text:tab/>Shows If public multiplier is on</text:p>
      <text:p text:style-name="P10"><text:tab/>Shows if the Server they do j/f/find/join cmd on has a multiplier (buyable)</text:p>
      <text:p text:style-name="P10"><text:s text:c="10"/>Shows if they bought a multiplier</text:p>
      <text:p text:style-name="P8"/>
      <text:p text:style-name="P8"/>
      <text:p text:style-name="P8"><text:soft-page-break/></text:p>
      <text:p text:style-name="P8"/>
      <text:p text:style-name="P8">V3 CMD’s</text:p>
      <text:p text:style-name="P8"><text:tab/><text:tab/>- boosts</text:p>
      <text:p text:style-name="P11"><text:tab/>If someone buys boosts (100 coins per 1 for 7 days) we will adverst his Server <text:tab/>in a special channel and if someone boosts the server they will get the 100 <text:tab/>coins over time if they don’t leave and don’t unboost (needs much protection)</text:p>
      <text:p text:style-name="P8"/>
      <text:p text:style-name="P8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3T15:06:51.718000000</meta:creation-date>
    <dc:date>2021-02-20T20:14:23.203000000</dc:date>
    <meta:editing-duration>PT6M35S</meta:editing-duration>
    <meta:editing-cycles>2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37" meta:word-count="226" meta:character-count="1185" meta:non-whitespace-character-count="938"/>
  </office:meta>
</office:document-meta>
</file>